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none"/>
    </style:style>
    <style:style style:name="P1" style:family="paragraph" style:parent-style-name="Preformatted_20_Text">
      <style:paragraph-properties fo:text-align="end" style:justify-single-word="false"/>
      <style:text-properties style:font-name="Arial1"/>
    </style:style>
    <style:style style:name="P2" style:family="paragraph" style:parent-style-name="Preformatted_20_Text">
      <style:text-properties style:font-name="Arial1"/>
    </style:style>
    <style:style style:name="P3" style:family="paragraph" style:parent-style-name="Preformatted_20_Text">
      <style:text-properties style:font-name="Arial1" fo:font-weight="bold" style:font-weight-asian="bold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style:font-name="Arial1" fo:font-size="13pt" fo:font-weight="bold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size="10pt" officeooo:paragraph-rsid="0002cafd" style:font-name-asian="NSimSun" style:font-size-asian="10pt" style:font-name-complex="Liberation Mono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size="10pt" style:font-name-asian="NSimSun" style:font-size-asian="10pt" style:font-name-complex="Liberation Mono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size="8pt" officeooo:rsid="0002cafd" officeooo:paragraph-rsid="0002cafd" style:font-name-asian="NSimSun" style:font-size-asian="7pt" style:font-name-complex="Liberation Mono" style:font-size-complex="8pt"/>
    </style:style>
    <style:style style:name="P8" style:family="paragraph" style:parent-style-name="Preformatted_20_Text" style:list-style-name="L1">
      <style:text-properties officeooo:paragraph-rsid="0000e399"/>
    </style:style>
    <style:style style:name="P9" style:family="paragraph" style:parent-style-name="Preformatted_20_Text" style:list-style-name="L1">
      <style:text-properties style:font-name="Arial1" officeooo:paragraph-rsid="0000e399"/>
    </style:style>
    <style:style style:name="T1" style:family="text">
      <style:text-properties officeooo:rsid="0000e399"/>
    </style:style>
    <style:style style:name="T2" style:family="text">
      <style:text-properties style:font-name="Arial1"/>
    </style:style>
    <style:style style:name="T3" style:family="text">
      <style:text-properties style:font-name="Arial1" officeooo:rsid="0000e399"/>
    </style:style>
    <style:style style:name="T4" style:family="text">
      <style:text-properties style:font-name="Arial1" fo:font-weight="bold" style:font-weight-asian="bold" style:font-weight-complex="bold"/>
    </style:style>
    <style:style style:name="T5" style:family="text">
      <style:text-properties style:font-name="Arial1" fo:font-weight="bold" officeooo:rsid="0000e399" style:font-weight-asian="bold" style:font-weight-complex="bold"/>
    </style:style>
    <style:style style:name="T6" style:family="text">
      <style:text-properties style:font-name="Arial1" officeooo:rsid="00036e00"/>
    </style:style>
    <style:style style:name="T7" style:family="text">
      <style:text-properties officeooo:rsid="0002caf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{</text:span>ADR_FIRMY<text:span text:style-name="T1">}</text:span>, <text:span text:style-name="T1">{</text:span>DATA_UM<text:span text:style-name="T1">}</text:span></text:p>
      <text:p text:style-name="P2"/>
      <text:p text:style-name="P4">UMOWA – ZLECENIE nr <text:span text:style-name="T1">{</text:span>UMOWA<text:span text:style-name="T1">}</text:span></text:p>
      <text:p text:style-name="P4"/>
      <text:p text:style-name="P2"/>
      <text:p text:style-name="P3">ZLECENIODAWCA: <text:s/><text:span text:style-name="T1">{</text:span>FIRMA<text:span text:style-name="T1">}</text:span></text:p>
      <text:p text:style-name="P2"><text:tab/><text:span text:style-name="T1">{</text:span>UL_FIRMY<text:span text:style-name="T1">}</text:span></text:p>
      <text:p text:style-name="P2"><text:tab/><text:span text:style-name="T1">{</text:span>ADR_FIRMY<text:span text:style-name="T1">}</text:span></text:p>
      <text:p text:style-name="P2"/>
      <text:p text:style-name="P3">ZLECENIOBIORCA: <text:span text:style-name="T1">{</text:span>NAZWISKO<text:span text:style-name="T1">}</text:span> <text:span text:style-name="T1">{</text:span>IMIE1<text:span text:style-name="T1">}</text:span></text:p>
      <text:p text:style-name="P2"><text:tab/>zamieszka<text:span text:style-name="T1">ł</text:span>y w <text:span text:style-name="T1">{</text:span>MIEJSC_ZAM<text:span text:style-name="T1">}</text:span></text:p>
      <text:p text:style-name="P2"><text:tab/>przy ul. <text:span text:style-name="T1">{</text:span>ULICA<text:span text:style-name="T1">}</text:span> <text:span text:style-name="T1">{</text:span>DOM<text:span text:style-name="T1">}</text:span>/<text:span text:style-name="T1">{</text:span>LOKAL<text:span text:style-name="T1">}</text:span></text:p>
      <text:p text:style-name="P2"><text:tab/>legitymuj<text:span text:style-name="T1">ą</text:span>cy si<text:span text:style-name="T1">ę</text:span> dowodem osobistym nr <text:span text:style-name="T1">{</text:span>DOWOD<text:span text:style-name="T1">}</text:span></text:p>
      <text:p text:style-name="P2"><text:tab/>PESEL: <text:span text:style-name="T1">{</text:span>PESEL<text:span text:style-name="T1">}</text:span></text:p>
      <text:p text:style-name="P2"/>
      <text:p text:style-name="P2">zawieraj<text:span text:style-name="T1">ą</text:span> umow<text:span text:style-name="T1">ę</text:span> o nast<text:span text:style-name="T1">ę</text:span>puj<text:span text:style-name="T1">ą</text:span>cej tre<text:span text:style-name="T1">ś</text:span>ci:</text:p>
      <text:p text:style-name="P2"/>
      <text:list text:style-name="L1">
        <text:list-item>
          <text:p text:style-name="P8"><text:span text:style-name="T2">Zleceniodawca zleca zleceniobiorcy wykonanie nast</text:span><text:span text:style-name="T3">ę</text:span><text:span text:style-name="T2">puj</text:span><text:span text:style-name="T3">ą</text:span><text:span text:style-name="T2">cej pracy:<text:line-break/></text:span><text:span text:style-name="T3">{</text:span><text:span text:style-name="T2">TEMAT1</text:span><text:span text:style-name="T3">}<text:line-break/>{</text:span><text:span text:style-name="T2">TEMAT2</text:span><text:span text:style-name="T3">}<text:line-break/></text:span><text:span text:style-name="T2">w terminie do dnia </text:span><text:span text:style-name="T3">{</text:span><text:span text:style-name="T2">TERMIN</text:span><text:span text:style-name="T3">}</text:span><text:span text:style-name="T2">.</text:span></text:p>
        </text:list-item>
        <text:list-item>
          <text:p text:style-name="P8"><text:span text:style-name="T2">Z tytu</text:span><text:span text:style-name="T3">ł</text:span><text:span text:style-name="T2">u wykonania zleconej pracy, zleceniobiorca otrzyma wynagrodzenie <text:line-break/>w wysoko</text:span><text:span text:style-name="T3">ś</text:span><text:span text:style-name="T2">ci </text:span><text:span text:style-name="T5">{</text:span><text:span text:style-name="T4">BRUTTO</text:span><text:span text:style-name="T5">}</text:span><text:span text:style-name="T2"> z</text:span><text:span text:style-name="T3">ł<text:line-break/></text:span><text:span text:style-name="T2">s</text:span><text:span text:style-name="T3">ł</text:span><text:span text:style-name="T2">ownie: </text:span><text:span text:style-name="T3">{</text:span><text:span text:style-name="T2">BSLOW</text:span><text:span text:style-name="T3">}</text:span><text:span text:style-name="T2">.<text:line-break/>potr</text:span><text:span text:style-name="T3">ą</text:span><text:span text:style-name="T2">cono: </text:span><text:span text:style-name="T3">{</text:span><text:span text:style-name="T2">POTRACENIA</text:span><text:span text:style-name="T3">} </text:span><text:span text:style-name="T6">zł</text:span></text:p>
        </text:list-item>
        <text:list-item>
          <text:p text:style-name="P8"><text:span text:style-name="T2">Wyp</text:span><text:span text:style-name="T3">ł</text:span><text:span text:style-name="T2">ata wynagrodzenia nast</text:span><text:span text:style-name="T3">ą</text:span><text:span text:style-name="T2">pi po wystawieniu rachunku przez zleceniobiorc</text:span><text:span text:style-name="T3">ę</text:span><text:span text:style-name="T2"> i stwierdzeniu przez zleceniodawc</text:span><text:span text:style-name="T3">ę</text:span><text:span text:style-name="T2"> terminowego i prawid</text:span><text:span text:style-name="T3">ł</text:span><text:span text:style-name="T2">owego wykonania zleconej pracy, b</text:span><text:span text:style-name="T3">ę</text:span><text:span text:style-name="T2">d</text:span><text:span text:style-name="T3">ą</text:span><text:span text:style-name="T2">cej przedmiotem niniejszej umowy.</text:span></text:p>
        </text:list-item>
        <text:list-item>
          <text:p text:style-name="P8"><text:span text:style-name="T2">W sprawach nieunormowanych ta umowa maj</text:span><text:span text:style-name="T3">ą</text:span><text:span text:style-name="T2"> zastosowanie przepisy kodeksu cywilnego.</text:span></text:p>
        </text:list-item>
        <text:list-item>
          <text:p text:style-name="P9">Postanowienia dodatkowe:..............................................………………………………………………..<text:line-break/><text:line-break/>......................................................................………………………………………………………………<text:line-break/><text:line-break/>......................................................................………………………………………………………………</text:p>
        </text:list-item>
        <text:list-item>
          <text:p text:style-name="P8"><text:span text:style-name="T2">Umowa zosta</text:span><text:span text:style-name="T3">ł</text:span><text:span text:style-name="T2">a sporz</text:span><text:span text:style-name="T3">ą</text:span><text:span text:style-name="T2">dzona w 2-ch jednobrzmi</text:span><text:span text:style-name="T3">ą</text:span><text:span text:style-name="T2">cych egzemplarzach, po jednym dla ka</text:span><text:span text:style-name="T3">ż</text:span><text:span text:style-name="T2">dej ze stron.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">………………………………………., dnia <text:span text:style-name="T7">{</text:span>DZISIAJ<text:span text:style-name="T7">}</text:span></text:p>
            <text:p text:style-name="P7">(Zleceniobiorca)</text:p>
          </table:table-cell>
          <table:table-cell table:style-name="Tabela1.A1" office:value-type="string">
            <text:p text:style-name="P6">………………………………………</text:p>
            <text:p text:style-name="P7">(Zleceniodawca)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2-12T21:42:11.199000000</dc:date>
    <meta:editing-duration>PT2M48S</meta:editing-duration>
    <meta:editing-cycles>2</meta:editing-cycles>
    <meta:generator>LibreOffice/7.4.7.2$Windows_X86_64 LibreOffice_project/723314e595e8007d3cf785c16538505a1c878ca5</meta:generator>
    <meta:document-statistic meta:table-count="1" meta:image-count="0" meta:object-count="0" meta:page-count="1" meta:paragraph-count="21" meta:word-count="124" meta:character-count="1285" meta:non-whitespace-character-count="1177"/>
  </office:meta>
</office:document-meta>
</file>